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139in" loext:contextual-spacing="false" fo:line-height="179%" fo:text-align="justify" style:justify-single-word="false" style:writing-mode="lr-tb"/>
      <style:text-properties fo:font-weight="normal"/>
    </style:style>
    <style:style style:name="P2" style:family="paragraph" style:parent-style-name="Text_20_body" style:list-style-name="L1">
      <loext:graphic-properties draw:fill="none" draw:fill-color="#ffffff"/>
      <style:paragraph-properties fo:margin-top="0.1665in" fo:margin-bottom="0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1665in" fo:margin-bottom="0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Open Sans" fo:font-size="11pt" fo:font-style="normal" style:text-underline-style="none" fo:font-weight="bold" style:text-blinking="false" fo:background-color="transparent"/>
    </style:style>
    <style:style style:name="P5" style:family="paragraph" style:parent-style-name="Text_20_body" style:list-style-name="L1">
      <loext:graphic-properties draw:fill="none" draw:fill-color="#ffffff"/>
      <style:paragraph-properties fo:margin-top="0in" fo:margin-bottom="0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top="0in" fo:margin-bottom="0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in" fo:margin-bottom="0.1665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in" fo:margin-bottom="0.1665in" loext:contextual-spacing="false" fo:line-height="179%" fo:text-align="justify" style:justify-single-word="false" fo:background-color="transparent" fo:padding="0in" fo:border="none"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9" style:family="paragraph" style:parent-style-name="Text_20_body">
      <style:paragraph-properties fo:margin-top="0.1665in" fo:margin-bottom="0.1665in" loext:contextual-spacing="false" fo:line-height="179%" fo:text-align="justify" style:justify-single-word="false" style:writing-mode="lr-tb"/>
      <style:text-properties fo:font-weight="normal"/>
    </style:style>
    <style:style style:name="P10" style:family="paragraph" style:parent-style-name="Text_20_body">
      <loext:graphic-properties draw:fill="solid" draw:fill-color="#ffffff" draw:opacity="100%"/>
      <style:paragraph-properties fo:margin-left="0in" fo:margin-right="0.3193in" fo:margin-top="0in" fo:margin-bottom="0in" loext:contextual-spacing="false" fo:line-height="179%" fo:text-align="justify" style:justify-single-word="false" fo:text-indent="0in" style:auto-text-indent="false" fo:background-color="#ffffff"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style>
    <style:style style:name="P11" style:family="paragraph" style:parent-style-name="Text_20_body">
      <loext:graphic-properties draw:fill="solid" draw:fill-color="#ffffff" draw:opacity="100%"/>
      <style:paragraph-properties fo:margin-left="0in" fo:margin-right="0.3193in" fo:margin-top="0in" fo:margin-bottom="0in" loext:contextual-spacing="false" fo:line-height="179%" fo:text-indent="0in" style:auto-text-indent="false" fo:background-color="#ffffff" style:writing-mode="lr-tb"/>
      <style:text-properties fo:font-variant="normal" fo:text-transform="none" fo:color="#000000" style:text-line-through-style="none" style:text-line-through-type="none" style:font-name="Open Sans" fo:font-size="11pt" fo:font-style="normal" style:text-underline-style="none" fo:font-weight="bold" style:text-blinking="false" fo:background-color="transparent"/>
    </style:style>
    <style:style style:name="P12" style:family="paragraph" style:parent-style-name="Text_20_body">
      <loext:graphic-properties draw:fill="solid" draw:fill-color="#ffffff" draw:opacity="100%"/>
      <style:paragraph-properties fo:margin-left="0in" fo:margin-right="0.3193in" fo:margin-top="0in" fo:margin-bottom="0in" loext:contextual-spacing="false" fo:line-height="179%" fo:text-align="justify" style:justify-single-word="false" fo:text-indent="0in" style:auto-text-indent="false" fo:background-color="#ffffff" style:writing-mode="lr-tb"/>
    </style:style>
    <style:style style:name="P13" style:family="paragraph" style:parent-style-name="Text_20_body">
      <loext:graphic-properties draw:fill="solid" draw:fill-color="#ffffff" draw:opacity="100%"/>
      <style:paragraph-properties fo:margin-left="0in" fo:margin-right="0.3193in" fo:margin-top="0in" fo:margin-bottom="0in" loext:contextual-spacing="false" fo:line-height="179%" fo:text-align="justify" style:justify-single-word="false" fo:text-indent="0in" style:auto-text-indent="false" fo:background-color="#ffffff" style:writing-mode="lr-tb"/>
      <style:text-properties fo:font-weight="normal"/>
    </style:style>
    <style:style style:name="T1" style:family="text">
      <style:text-properties fo:font-variant="normal" fo:text-transform="none" fo:color="#000000" style:text-line-through-style="none" style:text-line-through-type="none" style:font-name="Open Sans"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Open Sans"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f36da4b-7fff-d8d4-df97-5bfbe0eb1477"/><text:span text:style-name="T1">En un negocio necesitan crear árboles para poder ver cuánto lugar ocuparían. El programa que tiene actualmente posee un elevado consumo de los recursos. Necesita crear 1.000.000 árboles. El proceso para crear los árboles son, cada </text:span><text:span text:style-name="T2">árbol </text:span><text:span text:style-name="T1">tiene un Alto, Ancho, color y tipo de árbol.</text:span><text:span text:style-name="T3"> </text:span><text:span text:style-name="T1">Los tipos de árboles que hay son:</text:span></text:p>
      <text:list xml:id="list2396510526" text:style-name="L1">
        <text:list-item>
          <text:p text:style-name="P2">Ornamentales</text:p>
          <text:list>
            <text:list-item>
              <text:p text:style-name="P5">Alto: 200.</text:p>
            </text:list-item>
            <text:list-item>
              <text:p text:style-name="P5">Horizontal: 400.</text:p>
            </text:list-item>
            <text:list-item>
              <text:p text:style-name="P7">Color: verde.</text:p>
            </text:list-item>
          </text:list>
        </text:list-item>
      </text:list>
      <text:list xml:id="list1958155029" text:style-name="L2">
        <text:list-item>
          <text:p text:style-name="P3"><text:bookmark text:name="docs-internal-guid-758c29d4-7fff-7f6f-d94a-cc8b3598b2cd"/>Frutales</text:p>
          <text:list>
            <text:list-item>
              <text:p text:style-name="P6">Alto: 500.</text:p>
            </text:list-item>
            <text:list-item>
              <text:p text:style-name="P6">Horizontal: 300.</text:p>
            </text:list-item>
            <text:list-item>
              <text:p text:style-name="P6">Color: rojo.</text:p>
            </text:list-item>
          </text:list>
        </text:list-item>
        <text:list-item>
          <text:p text:style-name="P6">Frutales</text:p>
          <text:list>
            <text:list-item>
              <text:p text:style-name="P6">Alto: 100.</text:p>
            </text:list-item>
            <text:list-item>
              <text:p text:style-name="P6">Horizontal: 200.</text:p>
            </text:list-item>
            <text:list-item>
              <text:p text:style-name="P8">Color: celeste.</text:p>
            </text:list-item>
          </text:list>
        </text:list-item>
      </text:list>
      <text:p text:style-name="P9"><text:span text:style-name="T1">El </text:span><text:span text:style-name="T2">bosque </text:span><text:span text:style-name="T1">es un conjunto de árboles</text:span><text:span text:style-name="T3"> </text:span><text:span text:style-name="T1">y permitirá</text:span><text:span text:style-name="T3"> </text:span><text:span text:style-name="T2">plantar los árboles. ArboloFactory </text:span><text:span text:style-name="T1">será el lugar donde se almacenarán los diferentes</text:span><text:span text:style-name="T3"> </text:span><text:span text:style-name="T2">tipos de árboles. </text:span><text:span text:style-name="T1">Permitirá, antes de crear el objeto, validar si ya existe uno idéntico al que se le está solicitando. De ser así, regresa el objeto existente; de no existir, crea el nuevo objeto y lo almacena en caché para ser reutilizado más adelante.</text:span></text:p>
      <text:p text:style-name="P10">Se necesita un sistema que muestre 1.000.000 de árboles la mitad rojo y la otra mitad verde y que luego informe por pantalla los árboles y cuanta memoria se está usando.</text:p>
      <text:p text:style-name="P12"> </text:p>
      <text:p text:style-name="P10">Usando esta sentencia se podrá ver la memoria usada:</text:p>
      <text:p text:style-name="P11">Runtime runtime = Runtime.getRuntime();</text:p>
      <text:p text:style-name="P11"><text:soft-page-break/>System.out.println("Memoria usada: " + (runtime.totalMemory() - runtime.freeMemory()) / (1024 * 1024));</text:p>
      <text:p text:style-name="P12"> </text:p>
      <text:p text:style-name="P13"><text:span text:style-name="T1">Se deben desarrollar las clases necesarias para lograr el proceso explicado de </text:span><text:span text:style-name="T2">preparación</text:span><text:span text:style-name="T1">.</text:span></text:p>
      <text:p text:style-name="P4">¡Muchos éxito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21:11:58.545350885</meta:creation-date>
    <dc:date>2022-05-23T21:14:53.774687335</dc:date>
    <meta:editing-duration>PT2M55S</meta:editing-duration>
    <meta:editing-cycles>1</meta:editing-cycles>
    <meta:document-statistic meta:table-count="0" meta:image-count="0" meta:object-count="0" meta:page-count="2" meta:paragraph-count="23" meta:word-count="222" meta:character-count="1332" meta:non-whitespace-character-count="1139"/>
    <meta:generator>LibreOffice/6.4.7.2$Linux_X86_64 LibreOffice_project/40$Build-2</meta:generator>
  </office:meta>
</office:document-meta>
</file>